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Exercise 4-1----</text:p>
      <text:p text:style-name="P2">Objective: <text:s/>Find the keys</text:p>
      <text:p text:style-name="P2"/>
      <text:p text:style-name="P2">Prereqs: </text:p>
      <text:p text:style-name="P2">argparse</text:p>
      <text:p text:style-name="P2">opening files, with</text:p>
      <text:p text:style-name="P2">string operations</text:p>
      <text:p text:style-name="P2">base64</text:p>
      <text:p text:style-name="P2">pycrypto</text:p>
      <text:p text:style-name="P2">hashlib</text:p>
      <text:p text:style-name="P2"/>
      <text:p text:style-name="P2"/>
      <text:p text:style-name="P2"/>
      <text:p text:style-name="P2">Narrative:</text:p>
      <text:p text:style-name="P2"><text:tab/>Confidentiality, authenticity, integrity, and non-repudiation are the basic building blocks of secure communications. <text:s/>In order to achieve these, <text:s/>it’s necessary to understand the principles of hashing and encryption. <text:s/>As such, we will explore how to work within Python, utilizing a number of packages, to both encrypt and decrypt messages.</text:p>
      <text:p text:style-name="P2"/>
      <text:p text:style-name="P2"><text:tab/>One of the earliest methods of encryption is the substitution cipher. <text:s/>A popular form of the substitution cipher known as ROT-13 became wide spread on the Internet, through use in online forums as a method of hiding puzzle solutions and offensive material. <text:s/>ROT-13 is a form of a caesar cipher in which the cleartext characters are shifted by 13 to create the desired ciphertext. <text:s/>Because the text is shifted by 13 characters, decryption of a ROT-13 ciphertext can be achieved by running the encrypted text back through the algorithm. <text:s/>Example code for a Python implementation of ROT-13 can be found in ex4_1_sample.py.</text:p>
      <text:p text:style-name="P2"/>
      <text:p text:style-name="P2"><text:tab/>Of course, ROT-13 is just one type of substitution cipher available. <text:s/>Simple substitution ciphers come in many varieties including the Atbash, Affine, Beaufort, Caesar, and Homophonic ciphers. <text:s/>However, the unfortunate drawback of all of these ciphers, is that with today's computing power, almost all of them are trivial to brute force.</text:p>
      <text:p text:style-name="P2"><text:tab/></text:p>
      <text:p text:style-name="P2"><text:soft-page-break/><text:tab/>To combat brute forcing of traffic, it is important to consider proper use of modern (compared to a Caesar cipher for instance) ciphers such as 3DES, RC4-6, and AES. <text:s/>A solid understanding of these symmetric algorithms is essential for building network capable programs that can send data safely across the Internet.</text:p>
      <text:p text:style-name="P2"><text:tab/></text:p>
      <text:p text:style-name="P2">References:</text:p>
      <text:p text:style-name="P2"/>
      <text:p text:style-name="P1"><text:span text:style-name="T1">Crypto. (n.d.). Retrieved August 29, 2016, from </text:span><text:a xlink:type="simple" xlink:href="http://practicalcryptography.com/ciphers/" text:style-name="Internet_20_link" text:visited-style-name="Visited_20_Internet_20_Link"><text:span text:style-name="T2">http://practicalcryptography.com/ciphers/</text:span></text:a></text:p>
      <text:p text:style-name="P2"/>
      <text:p text:style-name="P2">Challenge:</text:p>
      <text:p text:style-name="P2"><text:tab/>Decrypt the given data file to find the keys hidden within.</text:p>
      <text:p text:style-name="P2"/>
      <text:p text:style-name="P2"/>
      <text:p text:style-name="P2"/>
      <text:p text:style-name="P2">Hint 2 - Walkthrough:</text:p>
      <text:p text:style-name="P2"><text:tab/>The first cipher show a standard sentence structure despite being garbled. <text:s/>This is indicative of a classic substitution cipher. <text:s/>In this case, the first structure is a simple caesar cipher. <text:s/>In order to decode this first section, you must figure out what the rotation is for the cipher. <text:s/>To do this, use a for loop and modify the sample ROT-13 code to try all possible combinations and view the results.</text:p>
      <text:p text:style-name="P2"><text:tab/>The second cipher is another example of a classic substitution cipher. <text:s/>This is an example of the Atbash cipher. <text:s/>The Atbash cipher has been previously seen used dating back to biblical times, in which the Hebrew word for babylon was encoded as Sheshach. <text:s/>In an Atbash cipher, the first letter of the alphabet is replaced with the last letter [abc becomes zyx]. <text:s/>This can be translated in multiple ways within Python, one of the easiest being to find a letters location within a string, then using the negative of that position to replace it with the negative of the letter.</text:p>
      <text:p text:style-name="P2"><text:tab/>The next cipher is a base64 encoded cipher. <text:s/>This can be recognized by the ‘=’ at the end of the cipher. <text:s/>The ‘=’ sign is padding added to the end of the cipher to reach the proper length. <text:s/>Within the Python standard library, there is a base64 module that can be used to easily encode/decode base64 text. <text:s/>For the hints, ‘qaeda’ is arabic for base.</text:p>
      <text:p text:style-name="P2"><text:tab/>Last but not least is a double challenge. <text:s/>First, in order to decrypt the code you must come up with the encryption key. <text:s/>In this case, the hint of 128-bit hippo is indicative of figuring out the md5 of the word ‘hippopotamus’. <text:s/>Md5 is available within the Python hashlib module. <text:s/>This will give you a 128-bit key. <text:s/>After figuring out that this is the key, a google search will reveal that AES is one of the most popular encryption schemes to use a 128-bit/16-byte key. <text:s/>AES is available in the Crypto.cipher modu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08:33:19.786560350</dc:date>
    <meta:editing-duration>PT57S</meta:editing-duration>
    <meta:editing-cycles>1</meta:editing-cycles>
    <meta:document-statistic meta:table-count="0" meta:image-count="0" meta:object-count="0" meta:page-count="2" meta:paragraph-count="25" meta:word-count="623" meta:character-count="3784" meta:non-whitespace-character-count="3144"/>
    <meta:generator>LibreOffice/5.1.6.1.0$Linux_X86_64 LibreOffice_project/10$Build-1</meta:generator>
  </office:meta>
</office:document-meta>
</file>